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D0000012FD57413BF.png" manifest:media-type="image/png"/>
  <manifest:file-entry manifest:full-path="Pictures/10000000000001F700000170E41D2377.png" manifest:media-type="image/png"/>
  <manifest:file-entry manifest:full-path="Pictures/10000000000001DD000001618655315D.png" manifest:media-type="image/png"/>
  <manifest:file-entry manifest:full-path="Pictures/100000000000021D0000015CB1BA75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cm" svg:height="10.2cm" svg:x="0cm" svg:y="0.2cm">
          <draw:image xlink:href="Pictures/100000000000021D0000015CB1BA759D.png" xlink:type="simple" xlink:show="embed" xlink:actuate="onLoad">
            <text:p/>
          </draw:image>
        </draw:frame>
        <draw:frame draw:style-name="gr1" draw:text-style-name="P1" draw:layer="layout" svg:width="14.2cm" svg:height="9cm" svg:x="13.8cm" svg:y="0cm">
          <draw:image xlink:href="Pictures/10000000000001DD000001618655315D.png" xlink:type="simple" xlink:show="embed" xlink:actuate="onLoad">
            <text:p/>
          </draw:image>
        </draw:frame>
        <draw:frame draw:style-name="gr1" draw:text-style-name="P1" draw:layer="layout" svg:width="13.8cm" svg:height="9.8cm" svg:x="0cm" svg:y="11.2cm">
          <draw:image xlink:href="Pictures/100000000000020D0000012FD57413BF.png" xlink:type="simple" xlink:show="embed" xlink:actuate="onLoad">
            <text:p/>
          </draw:image>
        </draw:frame>
        <draw:frame draw:style-name="gr1" draw:text-style-name="P1" draw:layer="layout" svg:width="14.2cm" svg:height="11.8cm" svg:x="14cm" svg:y="9.2cm">
          <draw:image xlink:href="Pictures/10000000000001F700000170E41D2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21:12:01</meta:creation-date>
    <dc:date>2013-02-13T21:13:55</dc:date>
    <dc:creator>Jeff Gomes</dc:creator>
    <meta:editing-duration>P0D</meta:editing-duration>
    <meta:editing-cycles>1</meta:editing-cycles>
    <meta:document-statistic meta:object-count="27"/>
    <meta:generator>LibreOffice/3.5$Linux_X86_64 LibreOffice_project/350m1$Build-2</meta:generator>
  </office:meta>
</office:document-meta>
</file>